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Geneva" fo:font-size="12pt" style:font-name-asian="Geneva" style:font-size-asian="12pt" style:font-name-complex="Geneva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Geneva" fo:font-size="12pt" style:font-name-asian="Geneva" style:font-size-asian="12pt" style:font-name-complex="Geneva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text-line-through-style="solid" style:text-line-through-type="single" style:font-name="Geneva" fo:font-size="12pt" style:font-name-asian="Geneva" style:font-size-asian="12pt" style:font-name-complex="Geneva" style:font-size-complex="12pt"/>
    </style:style>
    <style:style style:name="T1" style:family="text">
      <style:text-properties fo:color="#000000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style:text-line-through-style="solid" style:text-line-through-type="single" style:font-name="Geneva" fo:font-size="12pt" style:font-name-asian="Geneva" style:font-size-asian="12pt" style:font-name-complex="Geneva" style:font-size-complex="12pt"/>
    </style:style>
    <style:style style:name="T3" style:family="text">
      <style:text-properties fo:color="#000000" style:text-line-through-style="none" style:text-line-through-type="none" style:font-name="Geneva" fo:font-size="12pt" style:font-name-asian="Geneva" style:font-size-asian="12pt" style:font-name-complex="Geneva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 </text:p>
      <text:p text:style-name="P3"><text:tab/><text:tab/><text:tab/><text:tab/><text:tab/>Insurance Database <text:s/></text:p>
      <text:p text:style-name="P3"/>
      <text:p text:style-name="P3">use lab1; </text:p>
      <text:p text:style-name="P3"/>
      <text:p text:style-name="P3"><text:tab/>i)<text:tab/><text:tab/><text:tab/><text:tab/><text:tab/>Creating Table <text:s/></text:p>
      <text:p text:style-name="P3"/>
      <text:p text:style-name="P3">CREATE TABLE Person(</text:p>
      <text:p text:style-name="P3">Name char(30),</text:p>
      <text:p text:style-name="P3">driver_id char(30) Primary key,</text:p>
      <text:p text:style-name="P3">Address char(30)</text:p>
      <text:p text:style-name="P3">);</text:p>
      <text:p text:style-name="P3"/>
      <text:p text:style-name="P3">Create table car(</text:p>
      <text:p text:style-name="P3">Regno char(30) Primary key,</text:p>
      <text:p text:style-name="P3">model char(30),</text:p>
      <text:p text:style-name="P3">year int</text:p>
      <text:p text:style-name="P3">);</text:p>
      <text:p text:style-name="P3"/>
      <text:p text:style-name="P3">create table Accident(</text:p>
      <text:p text:style-name="P3">report_number int Unique Not null,</text:p>
      <text:p text:style-name="P3">date date,</text:p>
      <text:p text:style-name="P3">location char(30)</text:p>
      <text:p text:style-name="P3">);</text:p>
      <text:p text:style-name="P3"/>
      <text:p text:style-name="P3">create table owns(</text:p>
      <text:p text:style-name="P3">driver_id char (30) primary key,</text:p>
      <text:p text:style-name="P3">RegNo char(30),</text:p>
      <text:p text:style-name="P3">foreign key (RegNo) references car(Regno) on delete cascade on update cascade);</text:p>
      <text:p text:style-name="P3"/>
      <text:p text:style-name="P3">create table Participated(</text:p>
      <text:p text:style-name="P3">driver_id char(30),</text:p>
      <text:p text:style-name="P3">Regno char(30) Not null,</text:p>
      <text:p text:style-name="P3">report_number int,</text:p>
      <text:p text:style-name="P3">damage_amount int,</text:p>
      <text:p text:style-name="P3">foreign key (report_number) references accident(report_number) on delete cascade on update cascade,</text:p>
      <text:p text:style-name="P3">foreign key (driver_id) references person(driver_id) on delete cascade on update cascade,</text:p>
      <text:p text:style-name="P3">foreign key (Regno) references car(Regno) on delete cascade on update cascade</text:p>
      <text:p text:style-name="P3">); </text:p>
      <text:p text:style-name="P3"><text:tab/> </text:p>
      <text:p text:style-name="P3"><text:tab/>2)<text:tab/><text:tab/><text:tab/><text:tab/><text:tab/>Inserting into Tables </text:p>
      <text:p text:style-name="P3"/>
      <text:p text:style-name="P3">INSERT INTO person(name,driver_id,Address) values('Pranav','driver1','bangalore'); </text:p>
      <text:p text:style-name="P3">INSERT INTO person(name,driver_id,Address) values('Prateek','driver2','bangalore'); </text:p>
      <text:p text:style-name="P3"><text:soft-page-break/>INSERT INTO person(name,driver_id,Address) values('Arka','driver3','bangalore'); </text:p>
      <text:p text:style-name="P3">INSERT INTO person(name,driver_id,Address) values('Aysuh','driver4','bangalore'); </text:p>
      <text:p text:style-name="P3">INSERT INTO person(name,driver_id,Address) values('Saurab','driver5','bangalore'); </text:p>
      <text:p text:style-name="P3"/>
      <text:p text:style-name="P3">INSERT INTO car values('reg1','model1','2005'); </text:p>
      <text:p text:style-name="P3">INSERT INTO car values('reg2','model1','2008'); </text:p>
      <text:p text:style-name="P3">INSERT INTO car values('reg3','model2','2006'); </text:p>
      <text:p text:style-name="P3">INSERT INTO car values('reg4','model1','2008'); </text:p>
      <text:p text:style-name="P3">INSERT INTO car values('reg5','model2','2005'); </text:p>
      <text:p text:style-name="P3"/>
      <text:p text:style-name="P3">INSERT INTO accident values (1,'2005-10-12','bangalore');</text:p>
      <text:p text:style-name="P3">INSERT INTO accident values (2,'2008-08-01','bangalore'); </text:p>
      <text:p text:style-name="P3">INSERT INTO accident values (3,'2006-10-30','bangalore'); </text:p>
      <text:p text:style-name="P3">INSERT INTO accident values (4,'2008-01-25','bangalore'); </text:p>
      <text:p text:style-name="P3">INSERT INTO accident values (5,'2005-06-22','bangalore'); </text:p>
      <text:p text:style-name="P3"/>
      <text:p text:style-name="P3"/>
      <text:p text:style-name="P3">INSERT INTO owns(driver_id,RegNo) values('Pranav','reg1'); </text:p>
      <text:p text:style-name="P3">INSERT INTO owns(driver_id,RegNo) values('Prateek','reg2'); </text:p>
      <text:p text:style-name="P3">INSERT INTO owns(driver_id,RegNo) values('Arka','reg3'); </text:p>
      <text:p text:style-name="P3">INSERT INTO owns(driver_id,RegNo) values('Ayush','reg4'); </text:p>
      <text:p text:style-name="P3">INSERT INTO owns(driver_id,RegNo) values('Saurab','reg5'); <text:s/></text:p>
      <text:p text:style-name="P3"/>
      <text:p text:style-name="P3">INSERT INTO participated values('driver1','reg1',1,10000); <text:s/></text:p>
      <text:p text:style-name="P3">INSERT INTO participated values('driver2','reg1',2,12000); <text:s/></text:p>
      <text:p text:style-name="P3">INSERT INTO participated values('driver3','reg1',3,16000); <text:s/></text:p>
      <text:p text:style-name="P3">INSERT INTO participated values('driver4','reg1',4,18000); <text:s/></text:p>
      <text:p text:style-name="P3">INSERT INTO participated values('driver5','reg1',5,20000); <text:s/></text:p>
      <text:p text:style-name="P3"/>
      <text:p text:style-name="P3"><text:tab/>3)<text:tab/><text:tab/><text:tab/>Updating amount </text:p>
      <text:p text:style-name="P3">a) update participated set damage_amount=25000 where regno='reg1' and report_number=12; </text:p>
      <text:p text:style-name="P3"/>
      <text:p text:style-name="P3">b) INSERT INTO accident values (6,'2006-07-22','delhi'); </text:p>
      <text:p text:style-name="P3"/>
      <text:p text:style-name="P3"><text:tab/>4)<text:tab/><text:tab/><text:tab/>total number of people involved in accidents in 2008</text:p>
      <text:p text:style-name="P3">select count(distinct driver_id) from participated p,accident a where p.report_number=a.report_number and a.date='%08';</text:p>
      <text:p text:style-name="P3">select * from car; </text:p>
      <text:p text:style-name="P3"><text:tab/>5)<text:tab/><text:tab/><text:tab/>total number of accidents to a specific model</text:p>
      <text:p text:style-name="P1"><text:span text:style-name="T1">select count(report_number) from car c,participated p where c.Regno=p.Regno and model=’</text:span><text:span text:style-name="T3">model2’; </text:span></text:p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1-04-26T17:03:19.473000000</dc:date>
    <meta:editing-duration>PT17M37S</meta:editing-duration>
    <meta:editing-cycles>1</meta:editing-cycles>
    <meta:document-statistic meta:table-count="0" meta:image-count="0" meta:object-count="0" meta:page-count="3" meta:paragraph-count="67" meta:word-count="283" meta:character-count="2897" meta:non-whitespace-character-count="2605"/>
  </office:meta>
</office:document-meta>
</file>